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5813in" style:rel-column-width="33891*"/>
    </style:style>
    <style:style style:name="Table1.B" style:family="table-column">
      <style:table-column-properties style:column-width="3.3438in" style:rel-column-width="31644*"/>
    </style:style>
    <style:style style:name="Table1.1" style:family="table-row">
      <style:table-row-properties style:min-row-height="3.7597in"/>
    </style:style>
    <style:style style:name="Table1.A1" style:family="table-cell">
      <style:table-cell-properties style:vertical-align=""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2" style:family="table-row">
      <style:table-row-properties style:min-row-height="3.1in"/>
    </style:style>
    <style:style style:name="Table1.A2" style:family="table-cell">
      <style:table-cell-properties style:vertical-align=""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1.3" style:family="table-row">
      <style:table-row-properties style:min-row-height="1.2104in"/>
    </style:style>
    <style:style style:name="Table2" style:family="table">
      <style:table-properties style:width="6.925in" table:align="margins"/>
    </style:style>
    <style:style style:name="Table2.A" style:family="table-column">
      <style:table-column-properties style:column-width="3.5813in" style:rel-column-width="33891*"/>
    </style:style>
    <style:style style:name="Table2.B" style:family="table-column">
      <style:table-column-properties style:column-width="3.3438in" style:rel-column-width="31644*"/>
    </style:style>
    <style:style style:name="Table2.1" style:family="table-row">
      <style:table-row-properties style:min-row-height="1.676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style:vertical-align="middle" fo:padding="0.0382in" fo:border="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1" style:family="table-row">
      <style:table-row-properties style:min-row-height="1.481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Contents_20_2">
      <style:paragraph-properties>
        <style:tab-stops>
          <style:tab-stop style:position="6.7283in" style:type="right" style:leader-style="dotted" style:leader-text="."/>
        </style:tab-stops>
      </style:paragraph-properties>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Standard">
      <style:paragraph-properties fo:text-align="justify" style:justify-single-word="false"/>
    </style:style>
    <style:style style:name="P4" style:family="paragraph" style:parent-style-name="Standard">
      <style:paragraph-properties fo:break-before="page"/>
    </style:style>
    <style:style style:name="P5" style:family="paragraph" style:parent-style-name="Standard">
      <style:paragraph-properties fo:text-align="justify" style:justify-single-word="false" fo:break-before="page"/>
    </style:style>
    <style:style style:name="P6" style:family="paragraph" style:parent-style-name="Contents_20_Heading">
      <style:paragraph-properties fo:break-before="page"/>
    </style:style>
    <style:style style:name="P7" style:family="paragraph" style:parent-style-name="Table_20_Contents">
      <style:paragraph-properties fo:text-align="justify"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justify" style:justify-single-word="false"/>
      <style:text-properties fo:background-color="#ffff00"/>
    </style:style>
    <style:style style:name="P10" style:family="paragraph">
      <style:paragraph-properties fo:text-align="center"/>
    </style:style>
    <style:style style:name="P11" style:family="paragraph">
      <style:text-properties style:text-underline-style="solid" style:text-underline-width="auto" style:text-underline-color="font-color" fo:font-weight="bold" style:font-weight-asian="bold" style:font-weight-complex="bold"/>
    </style:style>
    <style:style style:name="P12" style:family="paragraph">
      <style:paragraph-properties fo:text-align="center"/>
      <style:text-properties fo:font-size="10pt" fo:font-weight="bold" style:font-size-asian="10pt" style:font-weight-asian="bold" style:font-size-complex="10pt"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style:style style:name="Sect1" style:family="section">
      <style:section-properties style:editable="false">
        <style:columns fo:column-count="1" fo:column-gap="0in"/>
      </style:section-properties>
    </style:style>
    <style:style style:name="gr1"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07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Índice</text:p>
          </text:index-title>
          <text:p text:style-name="P2">Objetivos del proyecto<text:tab/>3</text:p>
          <text:p text:style-name="P2">2. Diseño Conceptual<text:tab/>3</text:p>
          <text:p text:style-name="P1">2.1. Requerimiento funcional 1<text:tab/>3</text:p>
          <text:p text:style-name="P2">Bibliografía<text:tab/>6</text:p>
        </text:index-body>
      </text:table-of-content>
      <text:p text:style-name="Standard"/>
      <text:p text:style-name="P5">1. <text:toc-mark-start text:id="IMark193102296" text:outline-level="1"/>Objetivos del proyecto<text:toc-mark-end text:id="IMark193102296"/></text:p>
      <text:p text:style-name="P3"/>
      <text:p text:style-name="P3">El objetivo principal del proyecto es realizar un análisis multidimensional sobre algunos aspectos de los microdatos disponibles de la ECH (Encuesta Continua de Hogares) publicada <text:s/>por el INE (Instituto Nacional de Estadística) de los años 2009, 2010 y 2011.</text:p>
      <text:p text:style-name="P3"/>
      <text:p text:style-name="P3">Para alcanzar estos objetivos se debió:</text:p>
      <text:p text:style-name="P3">1.- Realizar un modelo conceptual dimensional de las dimensiones y relaciones dimensionales que surjen del análisis de los requerimientos planteados.</text:p>
      <text:p text:style-name="P3"/>
      <text:p text:style-name="P3">2.- Diseñar e implementar un modelo lógico relacional que de soporte al modelo conceptual desarrollado en el punto anterior, teniendo en cuenta las restricciones impuestas por las herramientas utilizadas.</text:p>
      <text:p text:style-name="P3"/>
      <text:p text:style-name="P3">3.- Diseñar e implementar los procesos de carga del modelo lógico del punto anterior utilizando la herramienta open source Pentaho Data Integration.</text:p>
      <text:p text:style-name="P3"/>
      <text:p text:style-name="P3">4.- Implementar las dimensiones y relaciones dimensionales diseñadas <text:s/>en el punto 1.</text:p>
      <text:p text:style-name="P3"/>
      <text:p text:style-name="P3"/>
      <text:p text:style-name="P3"><text:toc-mark-start text:id="IMark193102296" text:outline-level="1"/>2. Diseño Conceptual<text:toc-mark-end text:id="IMark193102296"/></text:p>
      <text:p text:style-name="P3"/>
      <text:p text:style-name="P3">Para poder realizar el diseño conceptual de la realidad planteada, debimos previamente estudiar lo más en detalle posible los metadatos de la ECH de los años 2009, 2010 y 2011, de forma tal de poder representar las dimensiones y relaciones dimensionale lo más acorde posible a la realidad planteada. </text:p>
      <text:p text:style-name="P3"/>
      <text:p text:style-name="P3">Notamos que la representación de los datos que requeríamos es casi idéntica para los años 2009 y 2010, pero difiere sustancialmente para el año 2011. Sobre este punto nos explayaremos cuando expliquemos la carga de los datos, donde detallamos en forma concisa los algoritmos utilizados.</text:p>
      <text:p text:style-name="P3"/>
      <text:p text:style-name="P3">Las dimensiones y relaciones dimensionales las definimos para cada uno de los requerimientos funcionales presentados en la letra del obligatorio, habiéndose presentando el caso de dimensiones comunes. Por ello creemos que la mejor forma de explicar cómo realizamos el diseño conceptual de la realidad planteada es dividiéndo por requerimientos.</text:p>
      <text:p text:style-name="P3"/>
      <text:p text:style-name="P3"><text:toc-mark-start text:id="IMark193102296" text:outline-level="2"/>2.1. Requerimiento funcional 1<text:toc-mark-end text:id="IMark193102296"/></text:p>
      <text:p text:style-name="P3"/>
      <text:p text:style-name="P3">En este requerimiento se plantea obtener la información de los hogares según el tipo de la vivienda, el nivel de confort de la vivienda, la ubicación greográfica y el tiempo. Para ello identificamos las siguientes dimensiones:</text:p>
      <text:p text:style-name="P3"/>
      <text:p text:style-name="P3">1.- Tiempo</text:p>
      <text:p text:style-name="P3">2.- Geografía</text:p>
      <text:p text:style-name="P3">3.- Tipo de Vivienda</text:p>
      <text:p text:style-name="P3">4.- Nivel de Confort de la Vivienda</text:p>
      <text:p text:style-name="P3"/>
      <text:p text:style-name="P3">A continuación presentamos una representación gráfica de las dimensiones con sus respectivas jerarquías y niveles, junto con una explicación de su construcción:</text:p>
      <table:table table:name="Table1" table:style-name="Table1">
        <table:table-column table:style-name="Table1.A"/>
        <table:table-column table:style-name="Table1.B"/>
        <text:soft-page-break/>
        <table:table-row table:style-name="Table1.1">
          <table:table-cell table:style-name="Table1.A1" office:value-type="string">
            <text:p text:style-name="P8"><draw:rect text:anchor-type="paragraph" draw:z-index="0" draw:style-name="gr1" draw:text-style-name="P10" svg:width="3.4413in" svg:height="3.463in" svg:x="0.0071in" svg:y="0.089in"><text:p/></draw:rect><draw:frame text:anchor-type="paragraph" draw:z-index="1" draw:style-name="gr2" draw:text-style-name="P11" svg:width="1.1606in" svg:height="0.3185in" svg:x="0.1063in" svg:y="0.1583in"><draw:text-box><text:p><text:span text:style-name="T1">Geografia</text:span></text:p></draw:text-box></draw:frame><draw:rect text:anchor-type="paragraph" draw:z-index="5" draw:style-name="gr3" draw:text-style-name="P12" svg:width="1.0823in" svg:height="0.4567in" svg:x="0.372in" svg:y="0.6236in"><text:p text:style-name="P10"><text:span text:style-name="T2">Departamento</text:span></text:p><text:p text:style-name="P10"><text:span text:style-name="T3">idDepartamento</text:span></text:p></draw:rect><draw:rect text:anchor-type="paragraph" draw:z-index="6" draw:style-name="gr3" draw:text-style-name="P12" svg:width="0.9331in" svg:height="0.4567in" svg:x="1.9992in" svg:y="0.6335in"><text:p text:style-name="P10"><text:span text:style-name="T2">Región</text:span></text:p><text:p text:style-name="P10"><text:span text:style-name="T3">idRegion</text:span></text:p></draw:rect><draw:line text:anchor-type="paragraph" draw:z-index="9" draw:style-name="gr1" draw:text-style-name="P10" svg:x1="1.7213in" svg:y1="1.8154in" svg:x2="0.8783in" svg:y2="1.0799in"><text:p/></draw:line><draw:line text:anchor-type="paragraph" draw:z-index="10" draw:style-name="gr1" draw:text-style-name="P10" svg:x1="1.7217in" svg:y1="1.8154in" svg:x2="2.476in" svg:y2="1.0898in"><text:p/></draw:line><draw:line text:anchor-type="paragraph" draw:z-index="8" draw:style-name="gr1" draw:text-style-name="P10" svg:x1="1.7118in" svg:y1="2.9752in" svg:x2="2.8327in" svg:y2="2.3898in"><text:p/></draw:line><draw:line text:anchor-type="paragraph" draw:z-index="7" draw:style-name="gr1" draw:text-style-name="P10" svg:x1="1.7118in" svg:y1="2.9748in" svg:x2="1.7118in" svg:y2="2.3902in"><text:p/></draw:line><draw:rect text:anchor-type="paragraph" draw:z-index="4" draw:style-name="gr3" draw:text-style-name="P12" svg:width="0.9331in" svg:height="0.565in" svg:x="2.3862in" svg:y="1.8252in"><text:p text:style-name="P10"><text:span text:style-name="T2">CCZ</text:span></text:p><text:p text:style-name="P10"><text:span text:style-name="T3">idCCZ</text:span></text:p></draw:rect><draw:rect text:anchor-type="paragraph" draw:z-index="3" draw:style-name="gr3" draw:text-style-name="P12" svg:width="0.9331in" svg:height="0.565in" svg:x="1.3154in" svg:y="1.8154in"><text:p text:style-name="P10"><text:span text:style-name="T2">Localidad</text:span></text:p><text:p text:style-name="P10"><text:span text:style-name="T3">idLocalidad</text:span></text:p></draw:rect><draw:rect text:anchor-type="paragraph" draw:z-index="2" draw:style-name="gr3" draw:text-style-name="P12" svg:width="0.9331in" svg:height="0.5858in" svg:x="0.2236in" svg:y="1.8047in"><text:p text:style-name="P10"><text:span text:style-name="T2">Barrio</text:span></text:p><text:p text:style-name="P10"><text:span text:style-name="T3">IdBarrio</text:span></text:p><text:p text:style-name="P10"><text:span text:style-name="T3">nombreBarrio</text:span></text:p></draw:rect><draw:rect text:anchor-type="paragraph" draw:z-index="13" draw:style-name="gr3" draw:text-style-name="P12" svg:width="0.9331in" svg:height="0.4567in" svg:x="1.2654in" svg:y="2.9752in"><text:p text:style-name="P10"><text:span text:style-name="T2">Hogar</text:span></text:p><text:p text:style-name="P10"><text:span text:style-name="T3">idHogar</text:span></text:p></draw:rect><draw:line text:anchor-type="paragraph" draw:z-index="17" draw:style-name="gr1" draw:text-style-name="P10" svg:x1="1.7118in" svg:y1="2.9748in" svg:x2="0.6799in" svg:y2="2.3902in"><text:p/></draw:line></text:p>
          </table:table-cell>
          <table:table-cell table:style-name="Table1.B1" office:value-type="string">
            <text:p text:style-name="P9">Según se puede verificar en los datos de la encuesta, los hogares se ubican en barrios, localidades, centros comunales zonales, departamentos y regiones. </text:p>
            <text:p text:style-name="P9"/>
            <text:p text:style-name="P9">Los barrios y centros comunales zonales considerados de la encuesta corresponden únicamente al departamento de Montevideo, por lo cual los consideramos como jerarquías separadas y que no necesariamente pueden agruparse por departamento ni por región.</text:p>
            <text:p text:style-name="P9"/>
            <text:p text:style-name="P9">A su vez, las localidades son independientes de los barrios y los CCZ, pero las mismas siempre se encuentran en al menos un departamento y en al menos una región. Por ello agregamos la jerarquía Localidad.</text:p>
            <text:p text:style-name="P9"/>
            <text:p text:style-name="P9">Las regiones y los departamentos también son independientes entre sí, por lo que conforman dos subjerarquías distintas.</text:p>
          </table:table-cell>
        </table:table-row>
        <table:table-row table:style-name="Table1.2">
          <table:table-cell table:style-name="Table1.A2" office:value-type="string">
            <text:p text:style-name="P8"><draw:frame text:anchor-type="paragraph" draw:z-index="12" draw:style-name="gr4" draw:text-style-name="P11" svg:width="1.1606in" svg:height="0.2252in" svg:x="0.1063in" svg:y="0.1382in"><draw:text-box><text:p><text:span text:style-name="T1">Tiempo</text:span></text:p></draw:text-box></draw:frame><draw:rect text:anchor-type="paragraph" draw:z-index="11" draw:style-name="gr1" draw:text-style-name="P10" svg:width="3.4413in" svg:height="2.8657in" svg:x="0.0071in" svg:y="0.089in"><text:p/></draw:rect><draw:rect text:anchor-type="paragraph" draw:z-index="16" draw:style-name="gr3" draw:text-style-name="P12" svg:width="0.9331in" svg:height="0.4567in" svg:x="1.1862in" svg:y="0.5043in"><text:p text:style-name="P10"><text:span text:style-name="T2">Anio</text:span></text:p><text:p text:style-name="P10"><text:span text:style-name="T3">idAnio</text:span></text:p></draw:rect><draw:line text:anchor-type="paragraph" draw:z-index="19" draw:style-name="gr3" draw:text-style-name="P10" svg:x1="1.6472in" svg:y1="1.3949in" svg:x2="1.648in" svg:y2="0.9602in"><text:p text:style-name="P10"><text:s text:c="4"/></text:p></draw:line></text:p>
          </table:table-cell>
          <table:table-cell table:style-name="Table1.B2" office:value-type="string">
            <text:p text:style-name="P7"><draw:rect text:anchor-type="paragraph" draw:z-index="14" draw:style-name="gr3" draw:text-style-name="P12" svg:width="0.9331in" svg:height="0.4567in" svg:x="-2.3563in" svg:y="1.189in"><text:p text:style-name="P10"><text:span text:style-name="T2">Mes</text:span></text:p><text:p text:style-name="P10"><text:span text:style-name="T3">idMes</text:span></text:p></draw:rect><draw:rect text:anchor-type="paragraph" draw:z-index="15" draw:style-name="gr3" draw:text-style-name="P12" svg:width="0.9331in" svg:height="0.4567in" svg:x="-2.3957in" svg:y="0.3634in"><text:p text:style-name="P10"><text:span text:style-name="T2">Trimestre</text:span></text:p><text:p text:style-name="P10"><text:span text:style-name="T3">idTrimestre</text:span></text:p></draw:rect><draw:line text:anchor-type="paragraph" draw:z-index="18" draw:style-name="gr1" draw:text-style-name="P10" svg:x1="-1.9181in" svg:y1="1.1622in" svg:x2="-1.9181in" svg:y2="0.822in"><text:p/></draw:line>La información de los hogares interesa ser analizada por mes, trimestre y por año, por lo que se consideraron estos tres conceptos como niveles distintos de una misma jerarquía en la dimensión Tiempo.</text:p>
          </table:table-cell>
        </table:table-row>
        <table:table-row table:style-name="Table1.3">
          <table:table-cell table:style-name="Table1.A2" office:value-type="string">
            <text:p text:style-name="P8"><draw:rect text:anchor-type="paragraph" draw:z-index="22" draw:style-name="gr3" draw:text-style-name="P12" svg:width="1.2031in" svg:height="0.5933in" svg:x="1.2047in" svg:y="0.7417in"><text:p text:style-name="P10"><text:span text:style-name="T2">NivelesConfort</text:span></text:p><text:p text:style-name="P10"><text:span text:style-name="T3">IdNivelesConfort</text:span></text:p><text:p text:style-name="P10"><text:span text:style-name="T3">nivel</text:span></text:p></draw:rect><draw:frame text:anchor-type="paragraph" draw:z-index="21" draw:style-name="gr5" draw:text-style-name="P11" svg:width="1.5677in" svg:height="0.1925in" svg:x="0.1063in" svg:y="0.4335in"><draw:text-box><text:p><text:span text:style-name="T1">Niveles de Confort</text:span></text:p></draw:text-box></draw:frame><draw:rect text:anchor-type="paragraph" draw:z-index="20" draw:style-name="gr1" draw:text-style-name="P10" svg:width="3.4413in" svg:height="1.1205in" svg:x="0.0071in" svg:y="0.3571in"><text:p/></draw:rect></text:p>
          </table:table-cell>
          <table:table-cell table:style-name="Table1.B2" office:value-type="string">
            <text:p text:style-name="P7">Los niveles de confort de una vivienda se dividen en cuatro tipos, y su cálculo depende de tres factores que serán explicados en la etapa de la carga de datos: cantidad de electrodomésticos que cuenta la vivienda, el orígen del agua y si la vivienda cuenta con servicio doméstico o no.</text:p>
            <text:p text:style-name="P7"/>
            <text:p text:style-name="P7">Se define una dimensión Niveles de Confort con un único nivel.</text:p>
          </table:table-cell>
        </table:table-row>
      </table:table>
      <text:p text:style-name="P3"/>
      <text:p text:style-name="P3"/>
      <table:table table:name="Table2" table:style-name="Table2">
        <table:table-column table:style-name="Table2.A"/>
        <table:table-column table:style-name="Table2.B"/>
        <text:soft-page-break/>
        <table:table-row table:style-name="Table2.1">
          <table:table-cell table:style-name="Table2.A1" office:value-type="string">
            <text:p text:style-name="P7"><draw:rect text:anchor-type="paragraph" draw:z-index="23" draw:style-name="gr1" draw:text-style-name="P10" svg:width="3.4413in" svg:height="1.0906in" svg:x="0.0071in" svg:y="0.3571in"><text:p/></draw:rect><draw:frame text:anchor-type="paragraph" draw:z-index="24" draw:style-name="gr5" draw:text-style-name="P11" svg:width="1.5677in" svg:height="0.1925in" svg:x="0.1063in" svg:y="0.4335in"><draw:text-box><text:p><text:span text:style-name="T1">Tipos de Vivienda</text:span></text:p></draw:text-box></draw:frame></text:p>
          </table:table-cell>
          <table:table-cell table:style-name="Table2.B1" office:value-type="string">
            <text:p text:style-name="P7"><draw:rect text:anchor-type="paragraph" draw:z-index="25" draw:style-name="gr3" draw:text-style-name="P12" svg:width="1.2031in" svg:height="0.5807in" svg:x="-2.3756in" svg:y="0.2299in"><text:p text:style-name="P10"><text:span text:style-name="T2">TiposVivienda</text:span></text:p><text:p text:style-name="P10"><text:span text:style-name="T3">IdTiposVivienda</text:span></text:p><text:p text:style-name="P10"><text:span text:style-name="T3">tipo</text:span></text:p></draw:rect>Se define la dimensión Tipos de Vivienda que comprende los tipos de vivienda que describe el requerimiento: casa, apartamento y otros.</text:p>
          </table:table-cell>
        </table:table-row>
      </table:table>
      <text:p text:style-name="P3"/>
      <text:p text:style-name="P3">Una vez definimos las cuatro dimensiones anteriores, identificamos las medidas requeridas:</text:p>
      <text:p text:style-name="P3"/>
      <text:p text:style-name="P3">1.- Cantidad de hogares en cada situación.</text:p>
      <text:p text:style-name="P3">2.- Cantidad de personas en total.</text:p>
      <text:p text:style-name="P3">3.- Cantidad de personas de 14 años o más.</text:p>
      <text:p text:style-name="P3">4.- Cantidad de personas menores de 14 años.</text:p>
      <text:p text:style-name="P3">5.- Cantidad de hombres.</text:p>
      <text:p text:style-name="P3">6.- Cantidad de mujeres.</text:p>
      <text:p text:style-name="P3">7.- Cantidad de ocupados.</text:p>
      <text:p text:style-name="P3">8.- Cantidad de desocupados.</text:p>
      <text:p text:style-name="P3"/>
      <text:p text:style-name="P3">A continuación se presenta un esquema de la relación dimensional Información de Hogares, que modela el requerimiento funcional:</text:p>
      <text:p text:style-name="P3"><draw:rect text:anchor-type="paragraph" draw:z-index="26" draw:style-name="gr1" draw:text-style-name="P10" svg:width="6.6476in" svg:height="4.7331in" svg:x="0.1437in" svg:y="0.1898in"><text:p/></draw:rect></text:p>
      <text:p text:style-name="P3"><draw:rect text:anchor-type="paragraph" draw:z-index="43" draw:style-name="gr3" draw:text-style-name="P12" svg:width="1.2031in" svg:height="0.4567in" svg:x="5.3437in" svg:y="3.0283in"><text:p text:style-name="P10"><text:span text:style-name="T4">#Mujeres</text:span></text:p></draw:rect><draw:rect text:anchor-type="paragraph" draw:z-index="42" draw:style-name="gr3" draw:text-style-name="P12" svg:width="1.2031in" svg:height="0.4567in" svg:x="5.1319in" svg:y="3.648in"><text:p text:style-name="P10"><text:span text:style-name="T4">#Ocupados</text:span></text:p></draw:rect><draw:rect text:anchor-type="paragraph" draw:z-index="41" draw:style-name="gr3" draw:text-style-name="P12" svg:width="1.2031in" svg:height="0.4567in" svg:x="5.3374in" svg:y="2.4366in"><text:p text:style-name="P10"><text:span text:style-name="T4">#Hombres</text:span></text:p></draw:rect><draw:rect text:anchor-type="paragraph" draw:z-index="40" draw:style-name="gr3" draw:text-style-name="P12" svg:width="1.2031in" svg:height="0.4567in" svg:x="5.348in" svg:y="1.1819in"><text:p text:style-name="P10"><text:span text:style-name="T4">#MayoresIgual14</text:span></text:p></draw:rect><draw:rect text:anchor-type="paragraph" draw:z-index="39" draw:style-name="gr3" draw:text-style-name="P12" svg:width="1.2031in" svg:height="0.4567in" svg:x="5.111in" svg:y="0.552in"><text:p text:style-name="P10"><text:span text:style-name="T4">#Personas</text:span></text:p></draw:rect><draw:rect text:anchor-type="paragraph" draw:z-index="38" draw:style-name="gr3" draw:text-style-name="P12" svg:width="1.2031in" svg:height="0.4567in" svg:x="3.7508in" svg:y="3.9819in"><text:p text:style-name="P10"><text:span text:style-name="T4">#Desocupados</text:span></text:p></draw:rect><draw:rect text:anchor-type="paragraph" draw:z-index="37" draw:style-name="gr3" draw:text-style-name="P12" svg:width="1.2031in" svg:height="0.4567in" svg:x="5.3339in" svg:y="1.8154in"><text:p text:style-name="P10"><text:span text:style-name="T4">#MenoresDe14</text:span></text:p></draw:rect><draw:rect text:anchor-type="paragraph" draw:z-index="36" draw:style-name="gr3" draw:text-style-name="P12" svg:width="1.2031in" svg:height="0.4567in" svg:x="3.6102in" svg:y="0.3827in"><text:p text:style-name="P10"><text:span text:style-name="T4">#Hogares</text:span></text:p></draw:rect><draw:rect text:anchor-type="paragraph" draw:z-index="35" draw:style-name="gr3" draw:text-style-name="P12" svg:width="1.2031in" svg:height="0.4567in" svg:x="0.5898in" svg:y="3.4008in"><text:p text:style-name="P10"><text:span text:style-name="T4">Geografía</text:span></text:p></draw:rect><draw:line text:anchor-type="paragraph" draw:z-index="34" draw:style-name="gr1" draw:text-style-name="P10" svg:x1="1.7925in" svg:y1="3.652in" svg:x2="2.5252in" svg:y2="2.3028in"><text:p/></draw:line><draw:line text:anchor-type="paragraph" draw:z-index="33" draw:style-name="gr1" draw:text-style-name="P10" svg:x1="1.7925in" svg:y1="2.7591in" svg:x2="2.5252in" svg:y2="2.3028in"><text:p/></draw:line><draw:line text:anchor-type="paragraph" draw:z-index="32" draw:style-name="gr1" draw:text-style-name="P10" svg:x1="2.5252in" svg:y1="2.3028in" svg:x2="1.7925in" svg:y2="1.7866in"><text:p/></draw:line><draw:line text:anchor-type="paragraph" draw:z-index="31" draw:style-name="gr1" draw:text-style-name="P10" svg:x1="1.802in" svg:y1="0.8409in" svg:x2="2.5248in" svg:y2="2.3028in"><text:p/></draw:line><draw:rect text:anchor-type="paragraph" draw:z-index="30" draw:style-name="gr3" draw:text-style-name="P12" svg:width="1.2031in" svg:height="0.4567in" svg:x="0.5992in" svg:y="0.6102in"><text:p text:style-name="P10"><text:span text:style-name="T4">TiposVivienda</text:span></text:p></draw:rect><draw:rect text:anchor-type="paragraph" draw:z-index="29" draw:style-name="gr3" draw:text-style-name="P12" svg:width="1.2031in" svg:height="0.4567in" svg:x="0.5898in" svg:y="1.5402in"><text:p text:style-name="P10"><text:span text:style-name="T4">NivelesConfort</text:span></text:p></draw:rect><draw:rect text:anchor-type="paragraph" draw:z-index="28" draw:style-name="gr3" draw:text-style-name="P12" svg:width="1.2031in" svg:height="0.4567in" svg:x="0.5898in" svg:y="2.5083in"><text:p text:style-name="P10"><text:span text:style-name="T4">Tiempo</text:span></text:p></draw:rect><draw:ellipse text:anchor-type="paragraph" draw:z-index="27" draw:style-name="gr3" draw:text-style-name="P12" svg:width="1.7559in" svg:height="1.0024in" svg:x="2.5252in" svg:y="1.7736in"><text:p text:style-name="P10"><text:span text:style-name="T4">Información de Hogares</text:span></text:p></draw:ellips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toc-mark-start text:id="IMark578945796" text:outline-level="2"/>2.2. Requrimiento funcional 2<text:toc-mark-end text:id="IMark578945796"/></text:p>
      <text:p text:style-name="P3"/>
      <text:p text:style-name="P3">En este requerimiento se pide analizar a las personas según su ocupación, educación cursada y finalizada, salud, sexo, ubicación geográfica, edad y tiempo. Se identificaron entonces las siguientes dimensiones:</text:p>
      <text:p text:style-name="P3"/>
      <text:p text:style-name="P3">1.- Ocupaciones</text:p>
      <text:p text:style-name="P3">2.- Educación (cursada y finalizada)</text:p>
      <text:p text:style-name="P3">3.- Salud</text:p>
      <text:p text:style-name="P3">4.- Sexos</text:p>
      <text:p text:style-name="P3">5.- Geografía</text:p>
      <text:p text:style-name="P3">6.- Edades</text:p>
      <text:p text:style-name="P3">7.- Tiempo</text:p>
      <text:p text:style-name="P3"/>
      <text:p text:style-name="P3">Como se puede apreciar, las dimensiones Geografía y Tiempo ya se habían definido en el requerimiento funcional anterior. Por lo tanto, a continuación exponemos una representación gráfica de las nuevas dimensiones únicamente, junto con una breve explicación de su definición:</text:p>
      <text:p text:style-name="P3"/>
      <table:table table:name="Table3" table:style-name="Table3">
        <table:table-column table:style-name="Table3.A"/>
        <table:table-column table:style-name="Table3.B"/>
        <table:table-row table:style-name="Table3.1">
          <table:table-cell table:style-name="Table3.A1" office:value-type="string">
            <text:p text:style-name="P7"/>
          </table:table-cell>
          <table:table-cell table:style-name="Table3.B1" office:value-type="string">
            <text:p text:style-name="P7"/>
          </table:table-cell>
        </table:table-row>
        <table:table-row>
          <table:table-cell table:style-name="Table3.A2" office:value-type="string">
            <text:p text:style-name="P7"/>
          </table:table-cell>
          <table:table-cell table:style-name="Table3.B2" office:value-type="string">
            <text:p text:style-name="P7"/>
          </table:table-cell>
        </table:table-row>
      </table:table>
      <text:p text:style-name="P3"/>
      <text:p text:style-name="P4"><text:toc-mark-start text:id="IMark578986620" text:outline-level="1"/>Bibliografía<text:toc-mark-end text:id="IMark578986620"/></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宋体"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4T22:42:26</meta:creation-date>
    <meta:generator>LibreOffice/3.4$Unix LibreOffice_project/340m1$Build-402</meta:generator>
    <dc:date>2012-06-25T00:25:05</dc:date>
    <meta:editing-duration>PT1H38M42S</meta:editing-duration>
    <meta:editing-cycles>45</meta:editing-cycles>
    <meta:document-statistic meta:table-count="3" meta:image-count="0" meta:object-count="0" meta:page-count="7" meta:paragraph-count="52" meta:word-count="764" meta:character-count="4964" meta:non-whitespace-character-count="4248"/>
  </office:meta>
</office:document-meta>
</file>